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8000002D3CFF26A90E3E335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7cm" svg:x="1.001cm" svg:y="1.114cm">
          <draw:image xlink:href="Pictures/10000000000004C8000002D3CFF26A90E3E33513.png" xlink:type="simple" xlink:show="embed" xlink:actuate="onLoad">
            <text:p/>
          </draw:image>
        </draw:frame>
        <draw:line draw:style-name="gr2" draw:text-style-name="P2" draw:layer="layout" svg:x1="15.605cm" svg:y1="7.477cm" svg:x2="17.764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9:59:03.050732548</meta:creation-date>
    <dc:date>2019-07-01T10:02:00.962241502</dc:date>
    <meta:editing-duration>PT2M58S</meta:editing-duration>
    <meta:editing-cycles>1</meta:editing-cycles>
    <meta:document-statistic meta:object-count="2"/>
    <meta:generator>LibreOffice/5.3.6.1$Linux_X86_64 LibreOffice_project/30$Build-1</meta:generator>
  </office:meta>
</office:document-meta>
</file>